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6000004C8D159C69AE97D798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8.9236in" draw:z-index="0"><draw:image xlink:href="Pictures/1000000000000396000004C8D159C69AE97D798C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4:24:16.459504639</meta:creation-date>
    <dc:date>2021-03-01T14:24:41.396707103</dc:date>
    <meta:editing-duration>PT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